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4.134cm" svg:height="6.659cm" svg:x="3.866cm" svg:y="4cm">
          <draw:text-box>
            <text:p>因式分解</text:p>
            <text:p/>
            <text:p>x² – 10x + 24</text:p>
            <text:p/>
            <text:p>2x² – 17x + 36</text:p>
            <text:p/>
            <text:p>5x² – 14x – 24</text:p>
            <text:p/>
            <text:p>x² – 24x + 144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M41S</meta:editing-duration>
    <meta:editing-cycles>4</meta:editing-cycles>
    <meta:generator>OpenOffice/4.1.15$Win32 OpenOffice.org_project/4115m2$Build-9813</meta:generator>
    <dc:date>2025-10-05T10:19:08.77</dc:date>
    <dc:creator>Eric Zhang</dc:creator>
    <meta:document-statistic meta:object-count="24"/>
  </office:meta>
</office:document-meta>
</file>